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800000017E2E4F50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ourier 10 Pitch" svg:font-family="'Courier 10 Pitch'" style:font-family-generic="roman"/>
    <style:font-face style:name="Courier New1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P1" style:family="paragraph" style:parent-style-name="No_20_Spacing">
      <style:text-properties fo:color="#000000" officeooo:rsid="002eba09" officeooo:paragraph-rsid="002eba09" style:font-name-asian="Times New Roman2" style:font-size-complex="12pt"/>
    </style:style>
    <style:style style:name="P2" style:family="paragraph" style:parent-style-name="No_20_Spacing">
      <style:text-properties fo:color="#000000" officeooo:rsid="002eba09" officeooo:paragraph-rsid="0031909f" style:font-name-asian="Times New Roman2" style:font-size-complex="12pt"/>
    </style:style>
    <style:style style:name="P3" style:family="paragraph" style:parent-style-name="No_20_Spacing">
      <style:text-properties fo:color="#000000" officeooo:rsid="002eba09" officeooo:paragraph-rsid="00323093" style:font-name-asian="Times New Roman2" style:font-size-complex="12pt"/>
    </style:style>
    <style:style style:name="P4" style:family="paragraph" style:parent-style-name="No_20_Spacing">
      <style:text-properties fo:color="#000000" officeooo:rsid="002fe28f" officeooo:paragraph-rsid="002fe28f" style:font-name-asian="Times New Roman2" style:font-size-complex="12pt"/>
    </style:style>
    <style:style style:name="P5" style:family="paragraph" style:parent-style-name="No_20_Spacing">
      <style:text-properties fo:color="#000000" officeooo:rsid="002fe28f" officeooo:paragraph-rsid="0031909f" style:font-name-asian="Times New Roman2" style:font-size-complex="12pt"/>
    </style:style>
    <style:style style:name="P6" style:family="paragraph" style:parent-style-name="No_20_Spacing">
      <style:text-properties fo:color="#000000" officeooo:rsid="0031909f" officeooo:paragraph-rsid="0031909f" style:font-name-asian="Times New Roman2" style:font-size-complex="12pt"/>
    </style:style>
    <style:style style:name="P7" style:family="paragraph" style:parent-style-name="No_20_Spacing">
      <style:text-properties fo:color="#000000" fo:font-weight="bold" officeooo:rsid="00323093" officeooo:paragraph-rsid="00323093" style:font-weight-asian="bold" style:font-weight-complex="bold"/>
    </style:style>
    <style:style style:name="P8" style:family="paragraph" style:parent-style-name="No_20_Spacing">
      <style:text-properties fo:color="#000000" fo:font-weight="bold" officeooo:rsid="004b05af" officeooo:paragraph-rsid="004b05af" style:font-weight-asian="bold" style:font-weight-complex="bold"/>
    </style:style>
    <style:style style:name="P9" style:family="paragraph" style:parent-style-name="No_20_Spacing">
      <style:text-properties fo:color="#000000" fo:font-weight="bold" officeooo:rsid="002eba09" officeooo:paragraph-rsid="002eba09" style:font-name-asian="Times New Roman2" style:font-weight-asian="bold" style:font-size-complex="12pt" style:font-weight-complex="bold"/>
    </style:style>
    <style:style style:name="P10" style:family="paragraph" style:parent-style-name="No_20_Spacing">
      <style:text-properties fo:color="#000000" officeooo:paragraph-rsid="000b5636"/>
    </style:style>
    <style:style style:name="P11" style:family="paragraph" style:parent-style-name="No_20_Spacing">
      <style:text-properties fo:color="#000000" style:font-name="Courier New" fo:font-size="9pt" officeooo:rsid="004b9dc1" officeooo:paragraph-rsid="004b9dc1" style:font-size-asian="9pt" style:font-size-complex="9pt"/>
    </style:style>
    <style:style style:name="P12" style:family="paragraph" style:parent-style-name="No_20_Spacing">
      <style:text-properties fo:color="#000000" style:font-name="Courier New" fo:font-size="9pt" officeooo:rsid="004b9dc1" officeooo:paragraph-rsid="004d0ea8" style:font-size-asian="9pt" style:font-size-complex="9pt"/>
    </style:style>
    <style:style style:name="P13" style:family="paragraph" style:parent-style-name="No_20_Spacing">
      <style:text-properties fo:color="#000000" style:font-name="Times New Roman1" officeooo:rsid="002fe28f" officeooo:paragraph-rsid="002fe28f" style:font-name-asian="Times New Roman2" style:font-size-complex="12pt"/>
    </style:style>
    <style:style style:name="P14" style:family="paragraph" style:parent-style-name="No_20_Spacing">
      <style:text-properties fo:color="#000000" style:font-name="Times New Roman1" officeooo:rsid="002eba09" officeooo:paragraph-rsid="002eba09" style:font-name-asian="Times New Roman2" style:font-size-complex="12pt"/>
    </style:style>
    <style:style style:name="P15" style:family="paragraph" style:parent-style-name="No_20_Spacing">
      <style:text-properties fo:color="#000000" style:font-name="Courier 10 Pitch1" officeooo:rsid="002eba09" officeooo:paragraph-rsid="002eba09" style:font-name-asian="Times New Roman2" style:font-size-complex="12pt"/>
    </style:style>
    <style:style style:name="P16" style:family="paragraph" style:parent-style-name="No_20_Spacing">
      <style:text-properties fo:color="#000000" style:font-name="Courier 10 Pitch1" officeooo:rsid="002fe28f" officeooo:paragraph-rsid="002fe28f" style:font-name-asian="Times New Roman2" style:font-size-complex="12pt"/>
    </style:style>
    <style:style style:name="P17" style:family="paragraph" style:parent-style-name="No_20_Spacing">
      <style:text-properties fo:color="#000000" style:font-name="Courier 10 Pitch1" officeooo:rsid="002fe28f" officeooo:paragraph-rsid="0031909f" style:font-name-asian="Times New Roman2" style:font-size-complex="12pt"/>
    </style:style>
    <style:style style:name="P18" style:family="paragraph" style:parent-style-name="No_20_Spacing">
      <style:text-properties fo:color="#000000" style:font-name="Courier 10 Pitch1" fo:font-size="10pt" officeooo:rsid="002fe28f" officeooo:paragraph-rsid="002fe28f" style:font-name-asian="Times New Roman2" style:font-size-asian="10pt" style:font-size-complex="10pt"/>
    </style:style>
    <style:style style:name="P19" style:family="paragraph" style:parent-style-name="No_20_Spacing">
      <style:text-properties fo:color="#000000" style:font-name="Courier 10 Pitch1" fo:font-size="10pt" officeooo:rsid="002fe28f" officeooo:paragraph-rsid="0031909f" style:font-name-asian="Times New Roman2" style:font-size-asian="10pt" style:font-size-complex="10pt"/>
    </style:style>
    <style:style style:name="P20" style:family="paragraph" style:parent-style-name="No_20_Spacing">
      <style:text-properties fo:color="#000000" style:font-name="Courier 10 Pitch1" fo:font-size="8pt" officeooo:rsid="0034604e" officeooo:paragraph-rsid="0034604e" style:font-size-asian="8pt" style:font-size-complex="8pt"/>
    </style:style>
    <style:style style:name="P21" style:family="paragraph" style:parent-style-name="No_20_Spacing">
      <style:text-properties fo:color="#000000" officeooo:rsid="00323093" officeooo:paragraph-rsid="00323093"/>
    </style:style>
    <style:style style:name="P22" style:family="paragraph" style:parent-style-name="No_20_Spacing">
      <style:text-properties fo:color="#000000" officeooo:rsid="0034604e" officeooo:paragraph-rsid="0034604e"/>
    </style:style>
    <style:style style:name="P23" style:family="paragraph" style:parent-style-name="No_20_Spacing">
      <style:text-properties fo:color="#000000" officeooo:rsid="00356519" officeooo:paragraph-rsid="00356519"/>
    </style:style>
    <style:style style:name="P24" style:family="paragraph" style:parent-style-name="No_20_Spacing">
      <style:text-properties fo:color="#000000" officeooo:rsid="003723c0" officeooo:paragraph-rsid="003723c0"/>
    </style:style>
    <style:style style:name="P25" style:family="paragraph" style:parent-style-name="No_20_Spacing">
      <style:text-properties fo:color="#000000" officeooo:rsid="003d373e" officeooo:paragraph-rsid="003d373e"/>
    </style:style>
    <style:style style:name="P26" style:family="paragraph" style:parent-style-name="No_20_Spacing">
      <style:text-properties fo:color="#000000" officeooo:rsid="003e91c2" officeooo:paragraph-rsid="003e91c2"/>
    </style:style>
    <style:style style:name="P27" style:family="paragraph" style:parent-style-name="No_20_Spacing">
      <style:text-properties fo:color="#000000" officeooo:rsid="003fe3c2" officeooo:paragraph-rsid="003fe3c2"/>
    </style:style>
    <style:style style:name="P28" style:family="paragraph" style:parent-style-name="No_20_Spacing">
      <style:text-properties fo:color="#000000" officeooo:rsid="00430ebf" officeooo:paragraph-rsid="00430ebf"/>
    </style:style>
    <style:style style:name="P29" style:family="paragraph" style:parent-style-name="No_20_Spacing">
      <style:text-properties fo:color="#000000" officeooo:rsid="004958ec" officeooo:paragraph-rsid="004958ec"/>
    </style:style>
    <style:style style:name="P30" style:family="paragraph" style:parent-style-name="No_20_Spacing">
      <style:text-properties fo:color="#000000" officeooo:rsid="004b9dc1" officeooo:paragraph-rsid="004b9dc1"/>
    </style:style>
    <style:style style:name="P31" style:family="paragraph" style:parent-style-name="No_20_Spacing">
      <style:text-properties officeooo:paragraph-rsid="000b5636"/>
    </style:style>
    <style:style style:name="P32" style:family="paragraph" style:parent-style-name="No_20_Spacing">
      <style:text-properties style:font-name="Andale Mono" fo:font-size="10pt" officeooo:rsid="0026152c" officeooo:paragraph-rsid="0026152c" style:font-size-asian="10pt" style:font-size-complex="10pt"/>
    </style:style>
    <style:style style:name="P33" style:family="paragraph" style:parent-style-name="No_20_Spacing">
      <style:text-properties style:font-name="Andale Mono" fo:font-size="10pt" officeooo:rsid="0026152c" officeooo:paragraph-rsid="002b76a5" style:font-size-asian="10pt" style:font-size-complex="10pt"/>
    </style:style>
    <style:style style:name="P34" style:family="paragraph" style:parent-style-name="No_20_Spacing">
      <style:text-properties style:font-name="Andale Mono" fo:font-size="10pt" officeooo:rsid="001a3427" officeooo:paragraph-rsid="001a3427" style:font-size-asian="10pt" style:font-size-complex="10pt"/>
    </style:style>
    <style:style style:name="P35" style:family="paragraph" style:parent-style-name="No_20_Spacing">
      <style:text-properties officeooo:rsid="001a3427" officeooo:paragraph-rsid="001a3427"/>
    </style:style>
    <style:style style:name="P36" style:family="paragraph" style:parent-style-name="No_20_Spacing">
      <style:text-properties fo:font-weight="bold" officeooo:rsid="001a3427" officeooo:paragraph-rsid="001a3427" style:font-weight-asian="bold" style:font-weight-complex="bold"/>
    </style:style>
    <style:style style:name="P37" style:family="paragraph" style:parent-style-name="No_20_Spacing">
      <style:text-properties fo:font-weight="bold" officeooo:rsid="0024ef67" officeooo:paragraph-rsid="0024ef67" style:font-weight-asian="bold" style:font-weight-complex="bold"/>
    </style:style>
    <style:style style:name="P38" style:family="paragraph" style:parent-style-name="No_20_Spacing">
      <style:text-properties fo:font-weight="bold" officeooo:rsid="0026152c" officeooo:paragraph-rsid="0026152c" style:font-weight-asian="bold" style:font-weight-complex="bold"/>
    </style:style>
    <style:style style:name="P39" style:family="paragraph" style:parent-style-name="No_20_Spacing">
      <style:text-properties officeooo:rsid="001b67a5" officeooo:paragraph-rsid="001b67a5"/>
    </style:style>
    <style:style style:name="P40" style:family="paragraph" style:parent-style-name="No_20_Spacing">
      <style:text-properties officeooo:rsid="001b67a5" officeooo:paragraph-rsid="002b76a5"/>
    </style:style>
    <style:style style:name="P41" style:family="paragraph" style:parent-style-name="No_20_Spacing">
      <style:text-properties officeooo:rsid="001d4d79" officeooo:paragraph-rsid="001d4d79"/>
    </style:style>
    <style:style style:name="P42" style:family="paragraph" style:parent-style-name="No_20_Spacing">
      <style:text-properties officeooo:rsid="001d4d79" officeooo:paragraph-rsid="0020e17d"/>
    </style:style>
    <style:style style:name="P43" style:family="paragraph" style:parent-style-name="No_20_Spacing">
      <style:text-properties officeooo:rsid="001d4d79" officeooo:paragraph-rsid="002b76a5"/>
    </style:style>
    <style:style style:name="P44" style:family="paragraph" style:parent-style-name="No_20_Spacing">
      <style:text-properties officeooo:rsid="00205b27" officeooo:paragraph-rsid="00205b27"/>
    </style:style>
    <style:style style:name="P45" style:family="paragraph" style:parent-style-name="No_20_Spacing">
      <style:text-properties officeooo:rsid="00205b27" officeooo:paragraph-rsid="0020e17d"/>
    </style:style>
    <style:style style:name="P46" style:family="paragraph" style:parent-style-name="No_20_Spacing">
      <style:text-properties officeooo:rsid="00205b27" officeooo:paragraph-rsid="002c8235"/>
    </style:style>
    <style:style style:name="P47" style:family="paragraph" style:parent-style-name="No_20_Spacing">
      <style:text-properties fo:font-style="normal" officeooo:rsid="0020e17d" officeooo:paragraph-rsid="0020e17d" style:font-style-asian="normal" style:font-style-complex="normal"/>
    </style:style>
    <style:style style:name="P48" style:family="paragraph" style:parent-style-name="No_20_Spacing">
      <style:text-properties fo:font-style="normal" officeooo:rsid="001d4d79" officeooo:paragraph-rsid="00231beb" style:font-style-asian="normal" style:font-style-complex="normal"/>
    </style:style>
    <style:style style:name="P49" style:family="paragraph" style:parent-style-name="No_20_Spacing">
      <style:text-properties fo:font-style="normal" officeooo:rsid="001d4d79" officeooo:paragraph-rsid="002b76a5" style:font-style-asian="normal" style:font-style-complex="normal"/>
    </style:style>
    <style:style style:name="P50" style:family="paragraph" style:parent-style-name="No_20_Spacing">
      <style:text-properties fo:font-style="normal" officeooo:rsid="00231beb" officeooo:paragraph-rsid="00231beb" style:font-style-asian="normal" style:font-style-complex="normal"/>
    </style:style>
    <style:style style:name="P51" style:family="paragraph" style:parent-style-name="No_20_Spacing">
      <style:text-properties fo:font-style="normal" officeooo:rsid="00231beb" officeooo:paragraph-rsid="002b76a5" style:font-style-asian="normal" style:font-style-complex="normal"/>
    </style:style>
    <style:style style:name="P52" style:family="paragraph" style:parent-style-name="No_20_Spacing">
      <style:text-properties fo:font-style="normal" officeooo:rsid="0023e044" officeooo:paragraph-rsid="0023e044" style:font-style-asian="normal" style:font-style-complex="normal"/>
    </style:style>
    <style:style style:name="P53" style:family="paragraph" style:parent-style-name="No_20_Spacing">
      <style:text-properties fo:font-style="normal" officeooo:rsid="002484aa" officeooo:paragraph-rsid="002484aa" style:font-style-asian="normal" style:font-style-complex="normal"/>
    </style:style>
    <style:style style:name="P54" style:family="paragraph" style:parent-style-name="No_20_Spacing">
      <style:text-properties fo:font-style="normal" officeooo:rsid="00205b27" officeooo:paragraph-rsid="002b76a5" style:font-style-asian="normal" style:font-style-complex="normal"/>
    </style:style>
    <style:style style:name="P55" style:family="paragraph" style:parent-style-name="No_20_Spacing">
      <style:text-properties fo:font-style="normal" officeooo:rsid="002b76a5" officeooo:paragraph-rsid="002b76a5" style:font-style-asian="normal" style:font-style-complex="normal"/>
    </style:style>
    <style:style style:name="P56" style:family="paragraph" style:parent-style-name="No_20_Spacing">
      <style:text-properties fo:font-style="normal" fo:font-weight="bold" officeooo:rsid="002484aa" officeooo:paragraph-rsid="002484aa" style:font-style-asian="normal" style:font-weight-asian="bold" style:font-style-complex="normal" style:font-weight-complex="bold"/>
    </style:style>
    <style:style style:name="P57" style:family="paragraph" style:parent-style-name="No_20_Spacing">
      <style:text-properties fo:font-style="normal" fo:font-weight="bold" officeooo:rsid="002b76a5" officeooo:paragraph-rsid="002b76a5" style:font-style-asian="normal" style:font-weight-asian="bold" style:font-style-complex="normal" style:font-weight-complex="bold"/>
    </style:style>
    <style:style style:name="P58" style:family="paragraph" style:parent-style-name="No_20_Spacing">
      <style:text-properties officeooo:rsid="0024ef67" officeooo:paragraph-rsid="0024ef67"/>
    </style:style>
    <style:style style:name="P59" style:family="paragraph" style:parent-style-name="No_20_Spacing">
      <style:text-properties fo:font-weight="normal" officeooo:rsid="0026152c" officeooo:paragraph-rsid="0026152c" style:font-weight-asian="normal" style:font-weight-complex="normal"/>
    </style:style>
    <style:style style:name="P60" style:family="paragraph" style:parent-style-name="No_20_Spacing">
      <style:text-properties officeooo:rsid="00291c60" officeooo:paragraph-rsid="00291c60"/>
    </style:style>
    <style:style style:name="P61" style:family="paragraph" style:parent-style-name="No_20_Spacing">
      <style:text-properties style:font-name="Courier 10 Pitch1" officeooo:rsid="00205b27" officeooo:paragraph-rsid="002b76a5"/>
    </style:style>
    <style:style style:name="P62" style:family="paragraph" style:parent-style-name="No_20_Spacing">
      <style:text-properties style:font-name="Courier 10 Pitch1" officeooo:rsid="001d4d79" officeooo:paragraph-rsid="002b76a5"/>
    </style:style>
    <style:style style:name="P63" style:family="paragraph" style:parent-style-name="No_20_Spacing">
      <style:text-properties officeooo:rsid="002b76a5" officeooo:paragraph-rsid="002b76a5"/>
    </style:style>
    <style:style style:name="P64" style:family="paragraph" style:parent-style-name="No_20_Spacing">
      <style:text-properties officeooo:rsid="0020e17d" officeooo:paragraph-rsid="002b76a5"/>
    </style:style>
    <style:style style:name="P65" style:family="paragraph" style:parent-style-name="No_20_Spacing">
      <style:text-properties officeooo:rsid="0020e17d" officeooo:paragraph-rsid="0020e17d"/>
    </style:style>
    <style:style style:name="P66" style:family="paragraph" style:parent-style-name="No_20_Spacing">
      <style:text-properties officeooo:rsid="002c8235" officeooo:paragraph-rsid="002c8235"/>
    </style:style>
    <style:style style:name="P67" style:family="paragraph" style:parent-style-name="No_20_Spacing">
      <style:paragraph-properties fo:break-before="page"/>
      <style:text-properties fo:color="#000000" fo:font-weight="bold" officeooo:rsid="004958ec" officeooo:paragraph-rsid="004958ec" style:font-weight-asian="bold" style:font-weight-complex="bold"/>
    </style:style>
    <style:style style:name="P68" style:family="paragraph" style:parent-style-name="No_20_Spacing">
      <style:paragraph-properties fo:break-before="page"/>
      <style:text-properties fo:color="#000000" officeooo:rsid="002eba09" officeooo:paragraph-rsid="002eba09" style:font-name-asian="Times New Roman2" style:font-size-complex="12pt"/>
    </style:style>
    <style:style style:name="P69" style:family="paragraph" style:parent-style-name="No_20_Spacing">
      <style:paragraph-properties fo:break-before="page"/>
      <style:text-properties fo:color="#000000" officeooo:rsid="002fe28f" officeooo:paragraph-rsid="002fe28f" style:font-name-asian="Times New Roman2" style:font-size-complex="12pt"/>
    </style:style>
    <style:style style:name="P70" style:family="paragraph" style:parent-style-name="No_20_Spacing">
      <style:paragraph-properties fo:break-before="page"/>
      <style:text-properties fo:color="#000000" officeooo:paragraph-rsid="000b5636"/>
    </style:style>
    <style:style style:name="P71" style:family="paragraph" style:parent-style-name="No_20_Spacing">
      <style:paragraph-properties fo:break-before="page"/>
      <style:text-properties fo:color="#000000" officeooo:rsid="003e91c2" officeooo:paragraph-rsid="003e91c2"/>
    </style:style>
    <style:style style:name="P72" style:family="paragraph" style:parent-style-name="No_20_Spacing">
      <style:paragraph-properties fo:break-before="page"/>
      <style:text-properties fo:font-weight="bold" officeooo:rsid="0024ef67" officeooo:paragraph-rsid="0024ef67" style:font-weight-asian="bold" style:font-weight-complex="bold"/>
    </style:style>
    <style:style style:name="P73" style:family="paragraph" style:parent-style-name="No_20_Spacing">
      <style:paragraph-properties fo:break-before="page"/>
      <style:text-properties fo:font-weight="bold" officeooo:rsid="0026152c" officeooo:paragraph-rsid="0026152c" style:font-weight-asian="bold" style:font-weight-complex="bold"/>
    </style:style>
    <style:style style:name="P74" style:family="paragraph" style:parent-style-name="No_20_Spacing">
      <style:paragraph-properties fo:break-before="page"/>
      <style:text-properties officeooo:rsid="001b67a5" officeooo:paragraph-rsid="001b67a5"/>
    </style:style>
    <style:style style:name="P75" style:family="paragraph" style:parent-style-name="No_20_Spacing">
      <style:paragraph-properties fo:break-before="page"/>
      <style:text-properties officeooo:rsid="002b76a5" officeooo:paragraph-rsid="002b76a5"/>
    </style:style>
    <style:style style:name="P76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c8235" officeooo:paragraph-rsid="002c8235"/>
    </style:style>
    <style:style style:name="P77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b76a5" officeooo:paragraph-rsid="002b76a5"/>
    </style:style>
    <style:style style:name="P78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91c60" officeooo:paragraph-rsid="00291c60"/>
    </style:style>
    <style:style style:name="P79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91c60" officeooo:paragraph-rsid="002b76a5"/>
    </style:style>
    <style:style style:name="P80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1b67a5" officeooo:paragraph-rsid="002b76a5"/>
    </style:style>
    <style:style style:name="P81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1b67a5"/>
    </style:style>
    <style:style style:name="P82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2b76a5"/>
    </style:style>
    <style:style style:name="P83" style:family="paragraph" style:parent-style-name="No_20_Spacing">
      <style:paragraph-properties fo:margin-left="1.251cm" fo:margin-right="0cm" fo:text-indent="0cm" style:auto-text-indent="false"/>
      <style:text-properties fo:color="#000000" style:font-name="Courier 10 Pitch1" fo:font-size="9pt" officeooo:rsid="002eba09" officeooo:paragraph-rsid="002eba09" style:font-name-asian="Times New Roman2" style:font-size-asian="9pt" style:font-size-complex="9pt"/>
    </style:style>
    <style:style style:name="P84" style:family="paragraph" style:parent-style-name="No_20_Spacing">
      <style:text-properties fo:color="#000000" officeooo:rsid="002eba09" officeooo:paragraph-rsid="002eba09" style:font-name-asian="Times New Roman2" style:font-size-complex="12pt"/>
    </style:style>
    <style:style style:name="P85" style:family="paragraph" style:parent-style-name="No_20_Spacing">
      <style:text-properties fo:color="#000000" officeooo:rsid="005e5d85" officeooo:paragraph-rsid="005e5d85" style:font-name-asian="Times New Roman2" style:font-size-complex="12pt"/>
    </style:style>
    <style:style style:name="P86" style:family="paragraph" style:parent-style-name="No_20_Spacing">
      <style:text-properties fo:color="#000000" officeooo:rsid="002fe28f" officeooo:paragraph-rsid="002fe28f" style:font-name-asian="Times New Roman2" style:font-size-complex="12pt"/>
    </style:style>
    <style:style style:name="P87" style:family="paragraph" style:parent-style-name="No_20_Spacing">
      <style:text-properties fo:color="#000000" officeooo:rsid="002fe28f" officeooo:paragraph-rsid="002eba09" style:font-name-asian="Times New Roman2" style:font-size-complex="12pt"/>
    </style:style>
    <style:style style:name="P88" style:family="paragraph" style:parent-style-name="No_20_Spacing">
      <style:text-properties fo:color="#000000" officeooo:rsid="005f412b" officeooo:paragraph-rsid="002fe28f" style:font-name-asian="Times New Roman2" style:font-size-complex="12pt"/>
    </style:style>
    <style:style style:name="P89" style:family="paragraph" style:parent-style-name="No_20_Spacing">
      <style:text-properties fo:color="#000000" officeooo:rsid="005f412b" officeooo:paragraph-rsid="005f412b" style:font-name-asian="Times New Roman2" style:font-size-complex="12pt"/>
    </style:style>
    <style:style style:name="P90" style:family="paragraph" style:parent-style-name="No_20_Spacing">
      <style:text-properties fo:color="#000000" officeooo:rsid="0060f0a2" officeooo:paragraph-rsid="0060f0a2" style:font-name-asian="Times New Roman2" style:font-size-complex="12pt"/>
    </style:style>
    <style:style style:name="P91" style:family="paragraph" style:parent-style-name="No_20_Spacing">
      <style:text-properties fo:color="#000000" style:font-name="Courier 10 Pitch1" officeooo:rsid="002eba09" officeooo:paragraph-rsid="002eba09" style:font-name-asian="Times New Roman2" style:font-size-complex="12pt"/>
    </style:style>
    <style:style style:name="P92" style:family="paragraph" style:parent-style-name="No_20_Spacing">
      <style:text-properties fo:color="#000000" style:font-name="Courier 10 Pitch1" officeooo:rsid="005f412b" officeooo:paragraph-rsid="005f412b" style:font-name-asian="Times New Roman2" style:font-size-complex="12pt"/>
    </style:style>
    <style:style style:name="P93" style:family="paragraph" style:parent-style-name="No_20_Spacing">
      <style:text-properties fo:color="#000000" officeooo:rsid="004958ec" officeooo:paragraph-rsid="004958ec"/>
    </style:style>
    <style:style style:name="P94" style:family="paragraph" style:parent-style-name="No_20_Spacing">
      <style:text-properties fo:color="#000000" officeooo:rsid="005f412b" officeooo:paragraph-rsid="005f412b"/>
    </style:style>
    <style:style style:name="P95" style:family="paragraph" style:parent-style-name="No_20_Spacing">
      <style:text-properties fo:color="#000000" style:font-name="Courier New" fo:font-size="9pt" officeooo:rsid="004b9dc1" officeooo:paragraph-rsid="004b9dc1" style:font-size-asian="9pt" style:font-size-complex="9pt"/>
    </style:style>
    <style:style style:name="P96" style:family="paragraph" style:parent-style-name="No_20_Spacing">
      <style:text-properties fo:color="#000000" style:font-name="Times New Roman1" officeooo:paragraph-rsid="0060f0a2"/>
    </style:style>
    <style:style style:name="P97" style:family="paragraph" style:parent-style-name="No_20_Spacing">
      <style:text-properties fo:color="#000000" style:font-name="Times New Roman1" officeooo:rsid="0060f0a2" officeooo:paragraph-rsid="0060f0a2"/>
    </style:style>
    <style:style style:name="P98" style:family="paragraph" style:parent-style-name="No_20_Spacing">
      <style:text-properties fo:color="#000000" style:font-name="Times New Roman1" officeooo:rsid="002fe28f" officeooo:paragraph-rsid="002fe28f" style:font-name-asian="Times New Roman2" style:font-size-complex="12pt"/>
    </style:style>
    <style:style style:name="P99" style:family="paragraph" style:parent-style-name="No_20_Spacing">
      <style:text-properties fo:color="#000000" style:font-name="Times New Roman1" officeooo:rsid="00612c9f" officeooo:paragraph-rsid="00612c9f" style:font-name-asian="Times New Roman2" style:font-size-complex="12pt"/>
    </style:style>
    <style:style style:name="P100" style:family="paragraph" style:parent-style-name="No_20_Spacing">
      <style:text-properties fo:color="#000000" style:font-name="Courier New" fo:font-size="9pt" officeooo:rsid="00612c9f" officeooo:paragraph-rsid="00612c9f" style:font-name-asian="Times New Roman2" style:font-size-asian="9pt" style:font-size-complex="9pt"/>
    </style:style>
    <style:style style:name="P101" style:family="paragraph" style:parent-style-name="No_20_Spacing">
      <style:text-properties officeooo:rsid="002eba09" officeooo:paragraph-rsid="002eba09"/>
    </style:style>
    <style:style style:name="P102" style:family="paragraph" style:parent-style-name="No_20_Spacing">
      <style:text-properties officeooo:rsid="005e5d85" officeooo:paragraph-rsid="005e5d85"/>
    </style:style>
    <style:style style:name="P103" style:family="paragraph" style:parent-style-name="No_20_Spacing">
      <style:text-properties fo:font-weight="bold" officeooo:rsid="005e5d85" officeooo:paragraph-rsid="005e5d85" style:font-weight-asian="bold" style:font-weight-complex="bold"/>
    </style:style>
    <style:style style:name="P104" style:family="paragraph" style:parent-style-name="No_20_Spacing">
      <style:paragraph-properties fo:break-before="page"/>
      <style:text-properties fo:font-weight="bold" officeooo:rsid="005cac33" officeooo:paragraph-rsid="005cac33" style:font-weight-asian="bold" style:font-weight-complex="bold"/>
    </style:style>
    <style:style style:name="P105" style:family="paragraph" style:parent-style-name="No_20_Spacing">
      <style:paragraph-properties fo:break-before="page"/>
      <style:text-properties fo:color="#000000" officeooo:rsid="002fe28f" officeooo:paragraph-rsid="002fe28f" style:font-name-asian="Times New Roman2" style:font-size-complex="12pt"/>
    </style:style>
    <style:style style:name="T1" style:family="text">
      <style:text-properties fo:color="#000000" fo:font-weight="bold" style:font-name-asian="Times New Roman2" style:font-weight-asian="bold" style:font-size-complex="12pt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5b2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05b27" style:font-style-asian="italic" style:font-style-complex="italic"/>
    </style:style>
    <style:style style:name="T7" style:family="text">
      <style:text-properties fo:font-style="italic" officeooo:rsid="002c8235" style:font-style-asian="italic" style:font-style-complex="italic"/>
    </style:style>
    <style:style style:name="T8" style:family="text">
      <style:text-properties officeooo:rsid="0026152c"/>
    </style:style>
    <style:style style:name="T9" style:family="text">
      <style:text-properties style:font-name="Courier 10 Pitch1"/>
    </style:style>
    <style:style style:name="T10" style:family="text">
      <style:text-properties style:font-name="Courier 10 Pitch1" officeooo:rsid="002b76a5"/>
    </style:style>
    <style:style style:name="T11" style:family="text">
      <style:text-properties style:font-name="Courier 10 Pitch1" officeooo:rsid="00205b27"/>
    </style:style>
    <style:style style:name="T12" style:family="text">
      <style:text-properties officeooo:rsid="002b76a5"/>
    </style:style>
    <style:style style:name="T13" style:family="text">
      <style:text-properties officeooo:rsid="002c8235"/>
    </style:style>
    <style:style style:name="T14" style:family="text">
      <style:text-properties officeooo:rsid="002fe28f"/>
    </style:style>
    <style:style style:name="T15" style:family="text">
      <style:text-properties officeooo:rsid="0031909f"/>
    </style:style>
    <style:style style:name="T16" style:family="text">
      <style:text-properties officeooo:rsid="0034604e"/>
    </style:style>
    <style:style style:name="T17" style:family="text">
      <style:text-properties officeooo:rsid="003fe3c2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4d0ea8"/>
    </style:style>
    <style:style style:name="T20" style:family="text">
      <style:text-properties officeooo:rsid="005e5d85"/>
    </style:style>
    <style:style style:name="T21" style:family="text">
      <style:text-properties officeooo:rsid="005f412b"/>
    </style:style>
    <style:style style:name="T22" style:family="text">
      <style:text-properties fo:font-variant="normal" fo:text-transform="none" fo:font-size="10.3999996185303pt" fo:letter-spacing="normal" fo:font-style="normal" fo:font-weight="normal"/>
    </style:style>
    <style:style style:name="T23" style:family="text">
      <style:text-properties fo:font-variant="normal" fo:text-transform="none" fo:font-size="10.3999996185303pt" fo:letter-spacing="normal" fo:font-style="normal" fo:font-weight="normal" officeooo:rsid="00626ce7"/>
    </style:style>
    <style:style style:name="T24" style:family="text">
      <style:text-properties officeooo:rsid="0060f0a2" style:font-name-asian="Times New Roman2" style:font-size-complex="12pt"/>
    </style:style>
    <style:style style:name="T25" style:family="text">
      <style:text-properties officeooo:rsid="00626ce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Draft Fifth Lesson</text:p>
      <text:p text:style-name="P101"/>
      <text:p text:style-name="P101"/>
      <text:p text:style-name="P103">Recap of arrays</text:p>
      <text:p text:style-name="P102"/>
      <text:p text:style-name="P102">How to declare a single-dimension array</text:p>
      <text:p text:style-name="P102">How to declare a two-dimensional array</text:p>
      <text:p text:style-name="P102"/>
      <text:p text:style-name="P102">Try and re-create the declaration and initialisation of the times-table</text:p>
      <text:p text:style-name="P102"/>
      <text:p text:style-name="P102">Answer:</text:p>
      <text:p text:style-name="P102">int timesTable[][] = { { 1, 2,3,4,5,6,7,8,9,10 },</text:p>
      <text:p text:style-name="P102"><text:tab/><text:tab/> <text:s text:c="9"/>{2,4,6,8,10,12,14,16,18,20},</text:p>
      <text:p text:style-name="P102"><text:tab/><text:tab/><text:tab/> ….</text:p>
      <text:p text:style-name="P102"><text:tab/><text:tab/> <text:s text:c="9"/>{10,20,30,40,50,60,70,80,90,100 }};</text:p>
      <text:p text:style-name="P102"/>
      <text:p text:style-name="P102"/>
      <text:p text:style-name="P102">Strings as arrays of characters. <text:s/>Equavalence of ~</text:p>
      <text:p text:style-name="P102"/>
      <text:p text:style-name="P102"/>
      <text:p text:style-name="P102"/>
      <text:p text:style-name="P102">New topic:</text:p>
      <text:p text:style-name="P102"/>
      <text:p text:style-name="P101"><text:span text:style-name="T1">Random Numbers</text:span></text:p>
      <text:p text:style-name="P1"/>
      <text:p text:style-name="P1">We need to have a look at random numbers, to do the next bit. <text:s/>Much more interesting than arrays.</text:p>
      <text:p text:style-name="P1"/>
      <text:p text:style-name="P1"/>
      <text:p text:style-name="P1">We need to include the header file that describes the random functions, they're in stdlib.</text:p>
      <text:p text:style-name="P1"/>
      <text:p text:style-name="P83">#include&lt;stdlib.h&gt;</text:p>
      <text:p text:style-name="P83"/>
      <text:p text:style-name="P83">int r;</text:p>
      <text:p text:style-name="P83"/>
      <text:p text:style-name="P83">r = rand();</text:p>
      <text:p text:style-name="P83"/>
      <text:p text:style-name="P83">printf(“%d\n”, r);</text:p>
      <text:p text:style-name="P83"/>
      <text:p text:style-name="P1">It really is simple.</text:p>
      <text:p text:style-name="P1"/>
      <text:p text:style-name="P2">rand() returns an integer between 0 and a constant called RAND_MAX. <text:s/><text:span text:style-name="T15">In the GNU C Library, it is 2147483647, which is the largest signed integer representable in 32 bits.</text:span></text:p>
      <text:p text:style-name="P1"/>
      <text:p text:style-name="P1">Lets try it out ….</text:p>
      <text:p text:style-name="P1"/>
      <text:p text:style-name="P1"/>
      <text:p text:style-name="P1"/>
      <text:p text:style-name="P1"/>
      <text:p text:style-name="P9">Practical</text:p>
      <text:p text:style-name="P1"/>
      <text:p text:style-name="P1">try out this code.</text:p>
      <text:p text:style-name="P1"/>
      <text:p text:style-name="P5"/>
      <text:p text:style-name="P17">int main(int argc, char** argv) {</text:p>
      <text:p text:style-name="P17"/>
      <text:p text:style-name="P17"><text:s text:c="4"/>int r = rand();</text:p>
      <text:p text:style-name="P17"><text:s text:c="4"/>printf("%d\n", r);</text:p>
      <text:p text:style-name="P17"/>
      <text:p text:style-name="P17"><text:soft-page-break/><text:s text:c="4"/>return (EXIT_SUCCESS);</text:p>
      <text:p text:style-name="P17">}</text:p>
      <text:p text:style-name="P17"/>
      <text:p text:style-name="P17"/>
      <text:p text:style-name="P1"><text:span text:style-name="T20">Run it, </text:span>What do you notice?</text:p>
      <text:p text:style-name="P1"/>
      <text:p text:style-name="P1">Print out 100 random numbers.</text:p>
      <text:p text:style-name="P1"/>
      <text:p text:style-name="P1">What do you notice?</text:p>
      <text:p text:style-name="P68">It should produce the same result<text:span text:style-name="T15">(s)</text:span> each time its run.</text:p>
      <text:p text:style-name="P1"/>
      <text:p text:style-name="P1">The problem is the random number generator is a PRNG one. <text:s/>It produces the same <text:span text:style-name="T18">sequence</text:span> of numbers each time.</text:p>
      <text:p text:style-name="P1"/>
      <text:p text:style-name="P85">Linear congruential generator :- <text:s/><text:span text:style-name="T21">see wikipedia</text:span></text:p>
      <text:p text:style-name="P85"/>
      <text:p text:style-name="P85"/>
      <text:p text:style-name="P87"><draw:frame draw:style-name="fr1" draw:name="Image2" text:anchor-type="paragraph" svg:width="6.075cm" svg:height="0.601cm" draw:z-index="0"><draw:image xlink:href="Pictures/10000201000000E800000017E2E4F50E.png" xlink:type="simple" xlink:show="embed" xlink:actuate="onLoad"/></draw:frame></text:p>
      <text:p text:style-name="P4"/>
      <text:p text:style-name="P4"/>
      <text:p text:style-name="P4"/>
      <text:p text:style-name="P90">One is this</text:p>
      <text:p text:style-name="P90">m=2^31</text:p>
      <text:p text:style-name="P96"><text:span text:style-name="T24">a = </text:span><text:bookmark-start text:name="__DdeLink__2780_1090949852"/><text:span text:style-name="T22">1</text:span><text:span text:style-name="T23">1</text:span><text:span text:style-name="T22">03515245</text:span><text:bookmark-end text:name="__DdeLink__2780_1090949852"/></text:p>
      <text:p text:style-name="P97"><text:span text:style-name="T22">c = 12345</text:span></text:p>
      <text:p text:style-name="P13"/>
      <text:p text:style-name="P99">Write a c function to generate this sequence. <text:s/><text:span text:style-name="T25">We give it the old value, Xn, and it returns the next random number.</text:span></text:p>
      <text:p text:style-name="P99">It should take an argument, xn, and return the value of xn+1</text:p>
      <text:p text:style-name="P99"/>
      <text:p text:style-name="P99">A hint :-</text:p>
      <text:p text:style-name="P99"/>
      <text:p text:style-name="P99"/>
      <text:p text:style-name="P100">unsigned long generator1(unsigned long x) {</text:p>
      <text:p text:style-name="P100"><text:s text:c="4"/>unsigned long ?</text:p>
      <text:p text:style-name="P100"><text:s text:c="4"/>unsigned long ?</text:p>
      <text:p text:style-name="P100"><text:s text:c="4"/>unsigned long ?</text:p>
      <text:p text:style-name="P100"><text:s text:c="4"/>return ();</text:p>
      <text:p text:style-name="P100">}</text:p>
      <text:p text:style-name="P99"/>
      <text:p text:style-name="P99">A bigger hint :-</text:p>
      <text:p text:style-name="P99"/>
      <text:p text:style-name="P100">unsigned long generator1(unsigned long x) {</text:p>
      <text:p text:style-name="P100"><text:s text:c="4"/>unsigned long a = </text:p>
      <text:p text:style-name="P100"><text:s text:c="4"/>unsigned long c = </text:p>
      <text:p text:style-name="P100"><text:s text:c="4"/>unsigned long m = </text:p>
      <text:p text:style-name="P100"><text:s text:c="4"/>return (( * ) + ) % ;</text:p>
      <text:p text:style-name="P100">}</text:p>
      <text:p text:style-name="P99"/>
      <text:p text:style-name="P99">My answer :-</text:p>
      <text:p text:style-name="P99"/>
      <text:p text:style-name="P99"/>
      <text:p text:style-name="P100">unsigned long generator1(unsigned long x) {</text:p>
      <text:p text:style-name="P100"><text:s text:c="4"/>unsigned long a = 1103515245;</text:p>
      <text:p text:style-name="P100"><text:s text:c="4"/>unsigned long c = 12345;</text:p>
      <text:p text:style-name="P100"><text:s text:c="4"/>unsigned long m = 2147483648;</text:p>
      <text:p text:style-name="P100"><text:s text:c="4"/>return ((a * x) + c) % m;</text:p>
      <text:p text:style-name="P100">}</text:p>
      <text:p text:style-name="P99"/>
      <text:p text:style-name="P99">If you start with a seed of zero, it should produce :-</text:p>
      <text:p text:style-name="P99"/>
      <text:p text:style-name="P99"/>
      <text:p text:style-name="P99"/>
      <text:p text:style-name="P4">Seeding.</text:p>
      <text:p text:style-name="P1"/>
      <text:p text:style-name="P4">Great swathes have been written about random number generation.</text:p>
      <text:p text:style-name="P4"/>
      <text:p text:style-name="P4"/>
      <text:p text:style-name="P4">Quality of randomness. <text:s/><text:span text:style-name="T21">Not good for crypto, because it is predictable.</text:span></text:p>
      <text:p text:style-name="P4"/>
      <text:p text:style-name="P4"><text:soft-page-break/></text:p>
      <text:p text:style-name="P89">So, ours produces the same output each time, because it is … what?</text:p>
      <text:p text:style-name="P89"/>
      <text:p text:style-name="P89">[Seeded with same value each time, presumably 0]</text:p>
      <text:p text:style-name="P4"/>
      <text:p text:style-name="P4"/>
      <text:p text:style-name="P1"/>
      <text:p text:style-name="P1"><text:span text:style-name="T14">Q: </text:span>What does it need?</text:p>
      <text:p text:style-name="P1"/>
      <text:p text:style-name="P69">A: different seed for each run.</text:p>
      <text:p text:style-name="P4"/>
      <text:p text:style-name="P4">Where could we get such a number, <text:span text:style-name="T21">different for each run</text:span>?</text:p>
      <text:p text:style-name="P69">Ans: one common way is some kind of time value, say, the number of milli or nano-seconds that the computer has been running. <text:s/>We would just take the last few digits of this value, and it would probably be different for each run.</text:p>
      <text:p text:style-name="P88"/>
      <text:p text:style-name="P89">Or, the time. <text:s/>Advatage is - should never be repeated!</text:p>
      <text:p text:style-name="P4"/>
      <text:p text:style-name="P4">So we do this :-</text:p>
      <text:p text:style-name="P4"/>
      <text:p text:style-name="P4"><text:tab/><text:span text:style-name="T9">srand(time(NULL));</text:span></text:p>
      <text:p text:style-name="P4"/>
      <text:p text:style-name="P4">The time() function returns the number of seconds since 00:00:00 UTC on 1<text:span text:style-name="T2">st</text:span> January 1970, as a time_t type, which is a long int value.</text:p>
      <text:p text:style-name="P4"/>
      <text:p text:style-name="P4">In full :-</text:p>
      <text:p text:style-name="P4"/>
      <text:p text:style-name="P4"><text:bookmark-start text:name="__DdeLink__1506_98053540"/></text:p>
      <text:p text:style-name="P16">int main(int argc, char** argv) {</text:p>
      <text:p text:style-name="P16"><text:s text:c="4"/>srand(time(NULL));</text:p>
      <text:p text:style-name="P16"><text:s text:c="4"/>int r = rand();</text:p>
      <text:p text:style-name="P16"><text:s text:c="4"/>printf("%d\n", r);</text:p>
      <text:p text:style-name="P16"><text:s text:c="4"/>return (EXIT_SUCCESS);</text:p>
      <text:p text:style-name="P16">}<text:bookmark-end text:name="__DdeLink__1506_98053540"/></text:p>
      <text:p text:style-name="P15"/>
      <text:p text:style-name="P15"/>
      <text:p text:style-name="P92">Next q:</text:p>
      <text:p text:style-name="P13">How do we reduce the range from 0 .. RAND_MAX, down to something more useful ?</text:p>
      <text:p text:style-name="P14"/>
      <text:p text:style-name="P1"/>
      <text:p text:style-name="P69">Answer: with a modulo, %</text:p>
      <text:p text:style-name="P4"/>
      <text:p text:style-name="P4"/>
      <text:p text:style-name="P4"/>
      <text:p text:style-name="P18">int i, <text:span text:style-name="T15">r</text:span>;</text:p>
      <text:p text:style-name="P18">srand(time(NULL));</text:p>
      <text:p text:style-name="P18">for (i = 0; i &lt; 100; i++) {</text:p>
      <text:p text:style-name="P19"><text:tab/><text:span text:style-name="T15">r = rand() % 6;</text:span><text:tab/></text:p>
      <text:p text:style-name="P19"><text:tab/>printf(“%3d”, r);</text:p>
      <text:p text:style-name="P18"><text:tab/>}</text:p>
      <text:p text:style-name="P4"/>
      <text:p text:style-name="P1"/>
      <text:p text:style-name="P1"/>
      <text:p text:style-name="P1"/>
      <text:p text:style-name="P1"/>
      <text:p text:style-name="P6">Right, now equipped with some <text:span text:style-name="T21">small </text:span>random numbers, we can do some stuff</text:p>
      <text:p text:style-name="P6"/>
      <text:p text:style-name="P3"/>
      <text:p text:style-name="P1"/>
      <text:p text:style-name="P1"/>
      <text:p text:style-name="P1"/>
      <text:p text:style-name="P1"/>
      <text:p text:style-name="P7">Statistical stuff</text:p>
      <text:p text:style-name="P21"/>
      <text:p text:style-name="P21">Looking at how the distribution of our random numbers works.</text:p>
      <text:p text:style-name="P21"/>
      <text:p text:style-name="P25">An unbiased dice (die) has an equal <text:span text:style-name="T17">probability</text:span> of turning up 1,2,3,4,5 or 6.</text:p>
      <text:p text:style-name="P21"/>
      <text:p text:style-name="P21">Get 1000 random numbers % 100, put them into bins using a 100-element array.</text:p>
      <text:p text:style-name="P21"/>
      <text:p text:style-name="P25">A bit like we did for the test scores.</text:p>
      <text:p text:style-name="P25"/>
      <text:p text:style-name="P25">Method :-</text:p>
      <text:p text:style-name="P25"/>
      <text:p text:style-name="P25">declare an array, size 6, of integers, to hold the counts.</text:p>
      <text:p text:style-name="P25">Set all entries to zero.</text:p>
      <text:p text:style-name="P25">Generate 5000 random numbers. <text:s/>For each one :-</text:p>
      <text:p text:style-name="P25"><text:tab/>Add one to the count array entry, for that number. e.g. count[5]++</text:p>
      <text:p text:style-name="P25">Print the count array, see how evenly distributed they are.</text:p>
      <text:p text:style-name="P25"/>
      <text:p text:style-name="P25">Try this out.</text:p>
      <text:p text:style-name="P25"/>
      <text:p text:style-name="P27"/>
      <text:p text:style-name="P27">What would you expect?</text:p>
      <text:p text:style-name="P27"/>
      <text:p text:style-name="P27"/>
      <text:p text:style-name="P25">What do you notice?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8"/>
      <text:p text:style-name="P67">Really simple crypotgraphy - XOR encoding - <text:span text:style-name="T21">the affine cipher</text:span></text:p>
      <text:p text:style-name="P29"/>
      <text:p text:style-name="P29">If we have a message, a seed number, and a repeatable sequence of random numbers, we can do a one-way encryption of the message.</text:p>
      <text:p text:style-name="P29"/>
      <text:p text:style-name="P29"/>
      <text:p text:style-name="P29">XOR-encoding works like this.</text:p>
      <text:p text:style-name="P29"/>
      <text:p text:style-name="P29">Take a message, say “hello world”, and pick a number, say 55.</text:p>
      <text:p text:style-name="P29"/>
      <text:p text:style-name="P29">Convert each character to 8-bit ASCII, and xor it with the random number (also in 8 bits) :-</text:p>
      <text:p text:style-name="P29"/>
      <text:p text:style-name="P29">letter:<text:tab/><text:tab/>h<text:tab/>e<text:tab/>l<text:tab/>l<text:tab/>o</text:p>
      <text:p text:style-name="P29">ascii<text:tab/><text:tab/>104<text:tab/>101<text:tab/>108<text:tab/>108<text:tab/>111</text:p>
      <text:p text:style-name="P29"/>
      <text:p text:style-name="P29">xor'ed with 55<text:tab/>95<text:tab/>82<text:tab/>91<text:tab/>91<text:tab/>88</text:p>
      <text:p text:style-name="P29">as ASCII<text:tab/>_<text:tab/>R<text:tab/>[<text:tab/>[<text:tab/>X</text:p>
      <text:p text:style-name="P29"/>
      <text:p text:style-name="P29">xor'ed with 55<text:tab/>104<text:tab/>101<text:tab/>108<text:tab/>108<text:tab/>111</text:p>
      <text:p text:style-name="P29">again</text:p>
      <text:p text:style-name="P29"/>
      <text:p text:style-name="P29">letter:<text:tab/><text:tab/>h<text:tab/>e<text:tab/>l<text:tab/>l<text:tab/>o</text:p>
      <text:p text:style-name="P29"/>
      <text:p text:style-name="P29">The XOR operation is self-reversing, a bit like our ROT-13 encoding. <text:s/>Do it twice, and you get the original data back again.</text:p>
      <text:p text:style-name="P29"/>
      <text:p text:style-name="P29">This isn't much of an encryption, you can already see a pattern of the repeated letters. <text:s/><text:span text:style-name="T21">What kind of attack works against this?</text:span></text:p>
      <text:p text:style-name="P29"/>
      <text:p text:style-name="P94">[frequency tables. <text:s/>Commonest letters in English - etaoin shrldlcu <text:s/><text:a xlink:type="simple" xlink:href="https://en.wikipedia.org/wiki/Letter_frequency">https://en.wikipedia.org/wiki/Letter_frequency</text:a> ]</text:p>
      <text:p text:style-name="P94"/>
      <text:p text:style-name="P94"/>
      <text:p text:style-name="P29"/>
      <text:p text:style-name="P29">But, if we used 55 to seed the random number generator, what can we get from it?</text:p>
      <text:p text:style-name="P29"/>
      <text:p text:style-name="P29">A <text:span text:style-name="T3">repeatable</text:span> yet fairly random sequence of numbers, <text:span text:style-name="T18">the same each time</text:span> we use a particular seed.</text:p>
      <text:p text:style-name="P29"/>
      <text:p text:style-name="P29">So, to encode, seed the generator, and xor each character with the next random number from the generator.</text:p>
      <text:p text:style-name="P29"/>
      <text:p text:style-name="P29">To decode, seed with the same seed that was used to encode, and xor each character of the encrypted message with the next random number, to get the original message.</text:p>
      <text:p text:style-name="P29"/>
      <text:p text:style-name="P29">Try this!</text:p>
      <text:p text:style-name="P29"/>
      <text:p text:style-name="P29">try using the wrong seed to decode, too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30">My code :-</text:p>
      <text:p text:style-name="P30"/>
      <text:p text:style-name="P11"><text:s text:c="4"/>int mask = 128;</text:p>
      <text:p text:style-name="P11"><text:s text:c="4"/>int seed = 42;</text:p>
      <text:p text:style-name="P11"><text:s text:c="4"/>char message[] = "Hello, world";</text:p>
      <text:p text:style-name="P11"><text:s text:c="4"/>char newMessage[512];</text:p>
      <text:p text:style-name="P11"/>
      <text:p text:style-name="P11"><text:s text:c="4"/>int i;</text:p>
      <text:p text:style-name="P11"><text:s text:c="4"/>int length = strlen(message);</text:p>
      <text:p text:style-name="P11"/>
      <text:p text:style-name="P11"><text:s text:c="4"/>// <text:span text:style-name="T19">encrypt it</text:span></text:p>
      <text:p text:style-name="P12"><text:s text:c="4"/>srand(seed);</text:p>
      <text:p text:style-name="P11"><text:s text:c="4"/>for (i = 0; i &lt; length; i++) {</text:p>
      <text:p text:style-name="P11"><text:s text:c="8"/>newMessage[i] = message[i] ^ (random() % mask);</text:p>
      <text:p text:style-name="P11"><text:s text:c="4"/>}</text:p>
      <text:p text:style-name="P11"><text:s text:c="4"/>// <text:s/><text:span text:style-name="T21">need to put in the end of string marker</text:span></text:p>
      <text:p text:style-name="P11"><text:s text:c="4"/>newMessage[length] = 0;</text:p>
      <text:p text:style-name="P11"/>
      <text:p text:style-name="P11"><text:s text:c="4"/>printf("Old message: %s\n", message);</text:p>
      <text:p text:style-name="P11"><text:s text:c="4"/>printf("New message: %s\n", newMessage);</text:p>
      <text:p text:style-name="P11"/>
      <text:p text:style-name="P11"><text:s text:c="4"/>// <text:span text:style-name="T19">decrypt it</text:span></text:p>
      <text:p text:style-name="P11"><text:s text:c="4"/>srand(seed);</text:p>
      <text:p text:style-name="P11"><text:s text:c="4"/>for (i = 0; i &lt; length; i++) {</text:p>
      <text:p text:style-name="P11"><text:s text:c="8"/>newMessage[i] = newMessage[i] ^ (random() % mask);</text:p>
      <text:p text:style-name="P11"><text:s text:c="4"/>}</text:p>
      <text:p text:style-name="P11"><text:s text:c="4"/>newMessage[length] = 0;</text:p>
      <text:p text:style-name="P11"><text:s text:c="4"/>printf("New message: %s\n", newMessage);</text:p>
      <text:p text:style-name="P11"><text:s text:c="4"/></text:p>
      <text:p text:style-name="P11"/>
      <text:p text:style-name="P11"><text:s text:c="4"/>// demonstrate a brute-force attac<text:span text:style-name="T19">k</text:span></text:p>
      <text:p text:style-name="P11"><text:s text:c="4"/>char buffer[512];</text:p>
      <text:p text:style-name="P11"><text:s text:c="4"/>for (seed = 0; seed &lt; 255; seed++) {</text:p>
      <text:p text:style-name="P11"><text:s text:c="8"/>srand(seed);</text:p>
      <text:p text:style-name="P11"><text:s text:c="8"/>for (i = 0; i &lt; length; i++) {</text:p>
      <text:p text:style-name="P11"><text:s text:c="12"/>buffer[i] = newMessage[i] ^ (random() % mask);</text:p>
      <text:p text:style-name="P11"><text:s text:c="8"/>}</text:p>
      <text:p text:style-name="P11"><text:s text:c="8"/>buffer[length] = 0;</text:p>
      <text:p text:style-name="P11"><text:s text:c="8"/>printf("Seed: %d message: %s\n", seed, buffer);</text:p>
      <text:p text:style-name="P11"><text:s text:c="4"/>}</text:p>
      <text:p text:style-name="P11"><text:s text:c="4"/>return (EXIT_SUCCESS);</text:p>
      <text:p text:style-name="P11">}</text:p>
      <text:p text:style-name="P11"/>
      <text:p text:style-name="P71">END --------------------------------------</text:p>
      <text:p text:style-name="P26"/>
      <text:p text:style-name="P26"/>
      <text:p text:style-name="P26">Any spare time - install gnuplot.</text:p>
      <text:p text:style-name="P28">+++++++++++++++++++++++++++++++++++++++++++++++++++++++++++++++++++++++++++++</text:p>
      <text:p text:style-name="P28">Next time</text:p>
      <text:p text:style-name="P21"/>
      <text:p text:style-name="P21"/>
      <text:p text:style-name="P7">Fractal Landscapes</text:p>
      <text:p text:style-name="P21"/>
      <text:p text:style-name="P20">/* </text:p>
      <text:p text:style-name="P20"><text:s/>* File: <text:s text:c="2"/>main.c</text:p>
      <text:p text:style-name="P20"><text:s/>* Author: mark</text:p>
      <text:p text:style-name="P20"><text:s/>*</text:p>
      <text:p text:style-name="P20"><text:s/>* Created on 08 November 2016, 19:13</text:p>
      <text:p text:style-name="P20"><text:s/>*/</text:p>
      <text:p text:style-name="P20"/>
      <text:p text:style-name="P20">#include &lt;stdio.h&gt;</text:p>
      <text:p text:style-name="P20">#include &lt;stdlib.h&gt;</text:p>
      <text:p text:style-name="P20">#include &lt;time.h&gt;</text:p>
      <text:p text:style-name="P20"/>
      <text:p text:style-name="P20"/>
      <text:p text:style-name="P20">#define SIZE 100</text:p>
      <text:p text:style-name="P20"/>
      <text:p text:style-name="P20">int landscape[SIZE][SIZE];</text:p>
      <text:p text:style-name="P20"/>
      <text:p text:style-name="P20">/**</text:p>
      <text:p text:style-name="P20"><text:s/>* Fill the landscape array with zeroes</text:p>
      <text:p text:style-name="P20"><text:s/>*/</text:p>
      <text:p text:style-name="P20">void initLandscape() {</text:p>
      <text:p text:style-name="P20"/>
      <text:p text:style-name="P20"><text:s text:c="4"/>int i, j;</text:p>
      <text:p text:style-name="P20"><text:s text:c="4"/>for (i = 0; i &lt; SIZE; i++) {</text:p>
      <text:p text:style-name="P20"><text:s text:c="8"/>for (j = 0; j &lt; SIZE; j++) {</text:p>
      <text:p text:style-name="P20"><text:s text:c="12"/>landscape[i][j] = 0;</text:p>
      <text:p text:style-name="P20"><text:s text:c="8"/>}</text:p>
      <text:p text:style-name="P20"><text:s text:c="4"/>}</text:p>
      <text:p text:style-name="P20">}</text:p>
      <text:p text:style-name="P20"/>
      <text:p text:style-name="P20">/**</text:p>
      <text:p text:style-name="P20"><text:s/>* Display the landscape array</text:p>
      <text:p text:style-name="P20"><text:s/>*/</text:p>
      <text:p text:style-name="P20">void displayLandscape() {</text:p>
      <text:p text:style-name="P20"/>
      <text:p text:style-name="P20"><text:s text:c="4"/>int i, j;</text:p>
      <text:p text:style-name="P20"><text:s text:c="4"/>for (i = 0; i &lt; SIZE; i++) {</text:p>
      <text:p text:style-name="P20"><text:s text:c="8"/>for (j = 0; j &lt; SIZE; j++) {</text:p>
      <text:p text:style-name="P20"><text:s text:c="12"/>printf("%6d", landscape[i][j]);</text:p>
      <text:p text:style-name="P20"><text:s text:c="8"/>}</text:p>
      <text:p text:style-name="P20"><text:s text:c="8"/>printf("\n");</text:p>
      <text:p text:style-name="P20"><text:s text:c="4"/>}</text:p>
      <text:p text:style-name="P20">}</text:p>
      <text:p text:style-name="P20"/>
      <text:p text:style-name="P20">void chopSea() {</text:p>
      <text:p text:style-name="P20"><text:s text:c="4"/></text:p>
      <text:p text:style-name="P20"><text:s text:c="4"/>int i, j;</text:p>
      <text:p text:style-name="P20"><text:s text:c="4"/>for (i = 0; i &lt; SIZE; i++) {</text:p>
      <text:p text:style-name="P20"><text:s text:c="8"/>for (j = 0; j &lt; SIZE; j++) {</text:p>
      <text:p text:style-name="P20"><text:s text:c="12"/>if (landscape[i][j] &lt; 0)</text:p>
      <text:p text:style-name="P20"><text:s text:c="16"/>landscape[i][j] = 0;</text:p>
      <text:p text:style-name="P20"><text:s text:c="8"/>}</text:p>
      <text:p text:style-name="P20"><text:s text:c="4"/>}</text:p>
      <text:p text:style-name="P20"><text:s text:c="4"/></text:p>
      <text:p text:style-name="P20">}</text:p>
      <text:p text:style-name="P20"/>
      <text:p text:style-name="P20">/**</text:p>
      <text:p text:style-name="P20"><text:s/>* Randomly return either +1 or -1, with equal probability</text:p>
      <text:p text:style-name="P20"><text:s/>* </text:p>
      <text:p text:style-name="P20"><text:s/>*/</text:p>
      <text:p text:style-name="P20">int getDelta() {</text:p>
      <text:p text:style-name="P20"><text:s text:c="4"/>int r = random() % 100;</text:p>
      <text:p text:style-name="P20"><text:s text:c="4"/>if (r &lt; 50) {</text:p>
      <text:p text:style-name="P20"><text:soft-page-break/><text:s text:c="8"/>return -1;</text:p>
      <text:p text:style-name="P20"><text:s text:c="4"/>} else</text:p>
      <text:p text:style-name="P20"><text:s text:c="8"/>return 1;</text:p>
      <text:p text:style-name="P20"/>
      <text:p text:style-name="P20">}</text:p>
      <text:p text:style-name="P20"/>
      <text:p text:style-name="P20">void doFaulting() {</text:p>
      <text:p text:style-name="P20"/>
      <text:p text:style-name="P20"><text:s text:c="4"/>// pick a random row</text:p>
      <text:p text:style-name="P20"><text:s text:c="4"/>int row = random() % SIZE;</text:p>
      <text:p text:style-name="P20"><text:s text:c="4"/>// pick a random direction, up or down</text:p>
      <text:p text:style-name="P20"><text:s text:c="4"/>int delta = getDelta();</text:p>
      <text:p text:style-name="P20"><text:s text:c="4"/>int i, j;</text:p>
      <text:p text:style-name="P20"/>
      <text:p text:style-name="P20"><text:s text:c="4"/></text:p>
      <text:p text:style-name="P20"><text:s text:c="4"/>// raise/lower the land below this row</text:p>
      <text:p text:style-name="P20"><text:s text:c="4"/>for (i = 0; i &lt; SIZE; i++) {</text:p>
      <text:p text:style-name="P20"><text:s text:c="8"/>for (j = 0; j &lt; SIZE; j++) {</text:p>
      <text:p text:style-name="P20"><text:s text:c="12"/>// land before the chosen row goes one way</text:p>
      <text:p text:style-name="P20"><text:s text:c="12"/>if (i &lt; row) </text:p>
      <text:p text:style-name="P20"><text:s text:c="16"/>landscape[i][j] += delta;</text:p>
      <text:p text:style-name="P20"><text:s text:c="12"/>else</text:p>
      <text:p text:style-name="P20"><text:s text:c="16"/>// land after, goes the opposite way</text:p>
      <text:p text:style-name="P20"><text:s text:c="16"/>landscape[i][j] -= delta;</text:p>
      <text:p text:style-name="P20"><text:s text:c="8"/>}</text:p>
      <text:p text:style-name="P20"><text:s text:c="4"/>}</text:p>
      <text:p text:style-name="P20"><text:s text:c="4"/></text:p>
      <text:p text:style-name="P20"><text:s text:c="4"/></text:p>
      <text:p text:style-name="P20"><text:s text:c="4"/>// Now do a column</text:p>
      <text:p text:style-name="P20"><text:s text:c="4"/>delta = getDelta();</text:p>
      <text:p text:style-name="P20"><text:s text:c="4"/>int column = random() % SIZE;</text:p>
      <text:p text:style-name="P20"><text:s text:c="4"/>// raise/lower the land below this column</text:p>
      <text:p text:style-name="P20"><text:s text:c="4"/>for (i = 0; i &lt; SIZE; i++) {</text:p>
      <text:p text:style-name="P20"><text:s text:c="8"/>for (j = 0; j &lt; SIZE; j++) {</text:p>
      <text:p text:style-name="P20"><text:s text:c="12"/>// land before the chosen row goes one way</text:p>
      <text:p text:style-name="P20"><text:s text:c="12"/>if (j &lt; column) </text:p>
      <text:p text:style-name="P20"><text:s text:c="16"/>landscape[i][j] += delta;</text:p>
      <text:p text:style-name="P20"><text:s text:c="12"/>else</text:p>
      <text:p text:style-name="P20"><text:s text:c="16"/>// land after, goes the opposite way</text:p>
      <text:p text:style-name="P20"><text:s text:c="16"/>landscape[i][j] -= delta;</text:p>
      <text:p text:style-name="P20"><text:s text:c="8"/>}</text:p>
      <text:p text:style-name="P20"><text:s text:c="4"/>}</text:p>
      <text:p text:style-name="P20"/>
      <text:p text:style-name="P20">}</text:p>
      <text:p text:style-name="P20"/>
      <text:p text:style-name="P20">/*</text:p>
      <text:p text:style-name="P20"><text:s/>* </text:p>
      <text:p text:style-name="P20"><text:s/>*/</text:p>
      <text:p text:style-name="P20">int main(int argc, char** argv) {</text:p>
      <text:p text:style-name="P20"/>
      <text:p text:style-name="P20"><text:s text:c="4"/>int l;</text:p>
      <text:p text:style-name="P20"><text:s text:c="4"/>// seed the random number generator</text:p>
      <text:p text:style-name="P20"><text:s text:c="4"/>srand(time(NULL));</text:p>
      <text:p text:style-name="P20"><text:s text:c="4"/>initLandscape();</text:p>
      <text:p text:style-name="P20"><text:s text:c="4"/>//displayLandscape();</text:p>
      <text:p text:style-name="P20"/>
      <text:p text:style-name="P20"><text:s text:c="4"/>for (l = 0; l &lt; 1000; l++)</text:p>
      <text:p text:style-name="P20"><text:s text:c="8"/>doFaulting();</text:p>
      <text:p text:style-name="P20"/>
      <text:p text:style-name="P20"><text:s text:c="4"/>chopSea();</text:p>
      <text:p text:style-name="P20"/>
      <text:p text:style-name="P20"/>
      <text:p text:style-name="P20"><text:s text:c="4"/>printf("\n\n");</text:p>
      <text:p text:style-name="P20"><text:s text:c="4"/>displayLandscape();</text:p>
      <text:p text:style-name="P20"/>
      <text:p text:style-name="P20"><text:s text:c="4"/>return (EXIT_SUCCESS);</text:p>
      <text:p text:style-name="P20">}</text:p>
      <text:p text:style-name="P22"/>
      <text:p text:style-name="P22"/>
      <text:p text:style-name="P22">gnuplot&gt; set ticslevel 0</text:p>
      <text:p text:style-name="P23"><text:span text:style-name="T16">gnuplot&gt; </text:span>set hidden3d</text:p>
      <text:p text:style-name="P22">gnuplot&gt; splot "landsea1.dat" matrix with lines palette</text:p>
      <text:p text:style-name="P22"/>
      <text:p text:style-name="P22"><text:soft-page-break/></text:p>
      <text:p text:style-name="P24"><text:a xlink:type="simple" xlink:href="http://lowrank.net/gnuplot/plot3d-e.html">http://lowrank.net/gnuplot/plot3d-e.html</text:a></text:p>
      <text:p text:style-name="P24"/>
      <text:p text:style-name="P70">END</text:p>
      <text:p text:style-name="P10"/>
      <text:p text:style-name="P7">Pointers</text:p>
      <text:p text:style-name="P7"/>
      <text:p text:style-name="P31"/>
      <text:p text:style-name="P35">And now … pointers.</text:p>
      <text:p text:style-name="P35"/>
      <text:p text:style-name="P35">Every C variable has an address in memory. <text:s/>Pointers are a way of using these addresses.</text:p>
      <text:p text:style-name="P35"/>
      <text:p text:style-name="P36">The swap() problem.</text:p>
      <text:p text:style-name="P35"/>
      <text:p text:style-name="P35">Write a function to swap two integers.</text:p>
      <text:p text:style-name="P35"/>
      <text:p text:style-name="P35">So if x=1 and y = 50, swap(x,y) comes back with x=50 and y=1</text:p>
      <text:p text:style-name="P35"/>
      <text:p text:style-name="P35">Can you do it? <text:s/>Lets try...</text:p>
      <text:p text:style-name="P35"/>
      <text:p text:style-name="P34">void swap(int x, int y) {</text:p>
      <text:p text:style-name="P34"><text:tab/>int temp;</text:p>
      <text:p text:style-name="P34"><text:tab/>temp = y;</text:p>
      <text:p text:style-name="P34"><text:tab/>y = x;</text:p>
      <text:p text:style-name="P34"><text:tab/>x = temp;</text:p>
      <text:p text:style-name="P34"><text:tab/>}</text:p>
      <text:p text:style-name="P34"/>
      <text:p text:style-name="P35">Does this work?</text:p>
      <text:p text:style-name="P35"/>
      <text:p text:style-name="P35">Why/ why not?</text:p>
      <text:p text:style-name="P35"/>
      <text:p text:style-name="P35">What kind of variables are x and y. <text:s/>What is their scope?</text:p>
      <text:p text:style-name="P35"/>
      <text:p text:style-name="P35">Question: What is scope?</text:p>
      <text:p text:style-name="P35"/>
      <text:p text:style-name="P35">Answer: its the area of program where a variable can be accessed.</text:p>
      <text:p text:style-name="P35"/>
      <text:p text:style-name="P35"/>
      <text:p text:style-name="P35"><text:span text:style-name="T8">&gt;&gt;Talk about </text:span>Local variables</text:p>
      <text:p text:style-name="P35"><text:span text:style-name="T8">&gt;&gt;and </text:span>Global variables</text:p>
      <text:p text:style-name="P35"/>
      <text:p text:style-name="P39">x and y are <text:span text:style-name="T3">local</text:span> to the swap function. <text:s/>When the function is called, you give it two variables. <text:s/>However, the values of the variables are <text:span text:style-name="T3">copied</text:span> into x and y. <text:s/>When the function exits, x and y disappear, and no external effects are seen.</text:p>
      <text:p text:style-name="P39"/>
      <text:p text:style-name="P66">Clearly, we need some new mechanism.</text:p>
      <text:p text:style-name="P66"/>
      <text:p text:style-name="P39">In order to write a swap function, you need to tell it the addresses, and say “swap the variables at these addresses”. <text:s/>That will work.</text:p>
      <text:p text:style-name="P39"/>
      <text:p text:style-name="P39"/>
      <text:p text:style-name="P39"/>
      <text:p text:style-name="P74">To declare something that holds an address, <text:span text:style-name="T12">a pointer, </text:span>we use *.</text:p>
      <text:p text:style-name="P39"/>
      <text:p text:style-name="P40">e.g. </text:p>
      <text:p text:style-name="P40"/>
      <text:p text:style-name="P80">int *intptr;</text:p>
      <text:p text:style-name="P39"/>
      <text:p text:style-name="P39">declares intptr to be something that holds the address of an int variable. <text:s/>We say that it is a <text:span text:style-name="T3">pointer</text:span>, and it “points to” where the variable is.</text:p>
      <text:p text:style-name="P58"/>
      <text:p text:style-name="P63">We can have any kind of pointer :-</text:p>
      <text:p text:style-name="P63"/>
      <text:p text:style-name="P77">int * intptr;</text:p>
      <text:p text:style-name="P77">char * charptr;</text:p>
      <text:p text:style-name="P77">long * longptr;</text:p>
      <text:p text:style-name="P77">float * float_pointer;</text:p>
      <text:p text:style-name="P77">double * doubleptr;</text:p>
      <text:p text:style-name="P77">void * voidpointer;</text:p>
      <text:p text:style-name="P63"/>
      <text:p text:style-name="P63">Not sure if you've seen void before. <text:s/>Its a type that means “no specific type”. <text:s/><text:span text:style-name="T13">Oh, and spaces aren't significant here.</text:span></text:p>
      <text:p text:style-name="P63"/>
      <text:p text:style-name="P58"/>
      <text:p text:style-name="P60">To get the address of a variable, we use &amp; :-</text:p>
      <text:p text:style-name="P60"/>
      <text:p text:style-name="P82"><text:span text:style-name="T9">int *intptr;<text:tab/><text:tab/>// </text:span><text:span text:style-name="T10">an int pointer</text:span></text:p>
      <text:p text:style-name="P78">int x;<text:tab/><text:tab/><text:tab/>// <text:span text:style-name="T12">an ordinary integer variable</text:span></text:p>
      <text:p text:style-name="P79">intptr = &amp;x;<text:tab/><text:tab/>// <text:span text:style-name="T12">intptr holds the address of x</text:span></text:p>
      <text:p text:style-name="P60"/>
      <text:p text:style-name="P60">&amp;x is the address of x, and we can assign it to a pointer type (an int pointer in this case, the types must agree).</text:p>
      <text:p text:style-name="P60"/>
      <text:p text:style-name="P78">intptr = &amp;x;</text:p>
      <text:p text:style-name="P60"/>
      <text:p text:style-name="P60">intptr now holds the address of x.</text:p>
      <text:p text:style-name="P60"/>
      <text:p text:style-name="P66">&amp; is an <text:span text:style-name="T3">unary function</text:span> - it takes one argument - and returns the address of a variable.</text:p>
      <text:p text:style-name="P66"/>
      <text:p text:style-name="P66">What is the name for a function that takes two arguments?</text:p>
      <text:p text:style-name="P66"/>
      <text:p text:style-name="P66"/>
      <text:p text:style-name="P60"/>
      <text:p text:style-name="P63">But what is the next step? <text:s/>We have a pointer to x, what can we do with it?</text:p>
      <text:p text:style-name="P63"/>
      <text:p text:style-name="P75">Answer - use it to change x.</text:p>
      <text:p text:style-name="P63"/>
      <text:p text:style-name="P63">Like this :-</text:p>
      <text:p text:style-name="P63"/>
      <text:p text:style-name="P77">*intptr = 100;</text:p>
      <text:p text:style-name="P63"/>
      <text:p text:style-name="P63">And x now holds the value 100.</text:p>
      <text:p text:style-name="P39"/>
      <text:p text:style-name="P66">The asterisk is another <text:span text:style-name="T3">unary function</text:span>, that returns (or sets) the value of the variable at the location given. <text:s/>This is an example of setting.</text:p>
      <text:p text:style-name="P66"/>
      <text:p text:style-name="P66">This would be a read :-</text:p>
      <text:p text:style-name="P66"/>
      <text:p text:style-name="P76">int y;</text:p>
      <text:p text:style-name="P76">y = *intptr;</text:p>
      <text:p text:style-name="P81"/>
      <text:p text:style-name="P39"/>
      <text:p text:style-name="P39"/>
      <text:p text:style-name="P39"/>
      <text:p text:style-name="P58">We'll have a bit of practical with pointers, then go back to the swap().</text:p>
      <text:p text:style-name="P58"/>
      <text:p text:style-name="P37"/>
      <text:p text:style-name="P37"/>
      <text:p text:style-name="P37">Practical</text:p>
      <text:p text:style-name="P58"/>
      <text:p text:style-name="P58">try the following code:-</text:p>
      <text:p text:style-name="P58"/>
      <text:p text:style-name="P58"/>
      <text:p text:style-name="P58"/>
      <text:p text:style-name="P32">void pointerDemo() {</text:p>
      <text:p text:style-name="P32"/>
      <text:p text:style-name="P32"><text:s text:c="4"/>int x = 100;</text:p>
      <text:p text:style-name="P32"/>
      <text:p text:style-name="P32"><text:s text:c="4"/>printf("before, x = %d\n", x);</text:p>
      <text:p text:style-name="P32"/>
      <text:p text:style-name="P32"><text:s text:c="4"/>int * xptr;</text:p>
      <text:p text:style-name="P32"/>
      <text:p text:style-name="P32"><text:s text:c="4"/>xptr = &amp;x;</text:p>
      <text:p text:style-name="P32"><text:s text:c="4"/>printf(" address of x is %p\n", xptr);</text:p>
      <text:p text:style-name="P32"><text:s text:c="4"/>printf("contents of x is %d\n", *xptr);</text:p>
      <text:p text:style-name="P32"/>
      <text:p text:style-name="P32"><text:s text:c="4"/>*xptr = 2;</text:p>
      <text:p text:style-name="P32"/>
      <text:p text:style-name="P32"><text:s text:c="4"/>printf("now x = %d\n", x);</text:p>
      <text:p text:style-name="P33"><text:s text:c="4"/>printf(" address of x is %p\n", xptr);</text:p>
      <text:p text:style-name="P33"><text:s text:c="4"/>printf("contents of x is %d\n", *xptr);</text:p>
      <text:p text:style-name="P33"/>
      <text:p text:style-name="P32">}</text:p>
      <text:p text:style-name="P59"/>
      <text:p text:style-name="P59"/>
      <text:p text:style-name="P59">See how &amp;x gets us the address of x, in memory.</text:p>
      <text:p text:style-name="P59"/>
      <text:p text:style-name="P59">And we just assign xptr = &amp;x, because xptr will hold the address of x. <text:s/>That<text:span text:style-name="T12">'</text:span>s what pointers do. <text:s/>They hold an address, or location of something. <text:s/>&amp;x is also called a <text:span text:style-name="T3">reference to x</text:span>, or just a <text:span text:style-name="T3">reference</text:span>.</text:p>
      <text:p text:style-name="P59"/>
      <text:p text:style-name="P73">Call by value vs. call by reference.</text:p>
      <text:p text:style-name="P38"/>
      <text:p text:style-name="P59"/>
      <text:p text:style-name="P37"/>
      <text:p text:style-name="P38"/>
      <text:p text:style-name="P72">Back to swap()</text:p>
      <text:p text:style-name="P58"/>
      <text:p text:style-name="P41">To do the swap, we need a pointer to each variable:</text:p>
      <text:p text:style-name="P41"/>
      <text:p text:style-name="P41">int * <text:span text:style-name="T13">x_pointer</text:span>;</text:p>
      <text:p text:style-name="P41">int * <text:span text:style-name="T13">y_pointer</text:span>;</text:p>
      <text:p text:style-name="P41"/>
      <text:p text:style-name="P41">and do this</text:p>
      <text:p text:style-name="P41"/>
      <text:p text:style-name="P39"/>
      <text:p text:style-name="P39">void swap (int *x_<text:span text:style-name="T12">pointer</text:span>, int *y_<text:span text:style-name="T12">pointer</text:span>) {</text:p>
      <text:p text:style-name="P42"><text:tab/><text:span text:style-name="T4">int temp;</text:span></text:p>
      <text:p text:style-name="P45"><text:tab/>temp = *x_<text:span text:style-name="T12">pointer</text:span>;<text:tab/><text:tab/></text:p>
      <text:p text:style-name="P41"><text:tab/>*<text:span text:style-name="T4">x_pointer = *y_pointer;</text:span></text:p>
      <text:p text:style-name="P41"><text:tab/>*<text:span text:style-name="T4">y_pointer = temp;</text:span></text:p>
      <text:p text:style-name="P41"><text:tab/><text:span text:style-name="T4">}</text:span></text:p>
      <text:p text:style-name="P41"/>
      <text:p text:style-name="P41"/>
      <text:p text:style-name="P41"/>
      <text:p text:style-name="P44">Note that there are two uses of * here, and they can be confusing. <text:s/></text:p>
      <text:p text:style-name="P44"/>
      <text:p text:style-name="P66">If the * appears on the right-hand-side of an assignment, it designates a “read” operation</text:p>
      <text:p text:style-name="P46"/>
      <text:p text:style-name="P66">If the * appears on the left-hand-side of an assignment, it designates a “set” operation</text:p>
      <text:p text:style-name="P46"/>
      <text:p text:style-name="P66">Consider ...</text:p>
      <text:p text:style-name="P44"/>
      <text:p text:style-name="P61"><text:tab/>temp = *x_pointer;</text:p>
      <text:p text:style-name="P42"/>
      <text:p text:style-name="P64">This means, <text:span text:style-name="T5">“temp becomes equal to the </text:span><text:span text:style-name="T7">value of the </text:span><text:span text:style-name="T5">variable pointed to by x</text:span><text:span text:style-name="T6">_pointer</text:span><text:span text:style-name="T5">”</text:span></text:p>
      <text:p text:style-name="P65"/>
      <text:p text:style-name="P65"/>
      <text:p text:style-name="P66">And …</text:p>
      <text:p text:style-name="P66"/>
      <text:p text:style-name="P43"><text:span text:style-name="T9"><text:tab/>*</text:span><text:span text:style-name="T11">x_pointer = *y_pointer;</text:span></text:p>
      <text:p text:style-name="P42"/>
      <text:p text:style-name="P64">This means, <text:span text:style-name="T5">“</text:span><text:span text:style-name="T7">(</text:span><text:span text:style-name="T5">the </text:span><text:span text:style-name="T7">value of) the </text:span><text:span text:style-name="T5">variable pointed to by x</text:span><text:span text:style-name="T6">_pointer</text:span><text:span text:style-name="T5"> <text:s/>... <text:s/>becomes equal to … <text:s/></text:span><text:span text:style-name="T7">(</text:span><text:span text:style-name="T5">the </text:span><text:span text:style-name="T7">value of) the </text:span><text:span text:style-name="T5">variable pointed to by y</text:span><text:span text:style-name="T6">_pointer</text:span><text:span text:style-name="T5">”</text:span></text:p>
      <text:p text:style-name="P65"/>
      <text:p text:style-name="P65"/>
      <text:p text:style-name="P66">And …</text:p>
      <text:p text:style-name="P66"/>
      <text:p text:style-name="P62"><text:tab/>*<text:span text:style-name="T4">y_pointer = temp;</text:span></text:p>
      <text:p text:style-name="P42"/>
      <text:p text:style-name="P64">This means, <text:span text:style-name="T5">“the variable pointed to by y</text:span><text:span text:style-name="T6">_pointer</text:span><text:span text:style-name="T5"> <text:s/>... <text:s/>becomes equal to … <text:s/>the value of temp”</text:span></text:p>
      <text:p text:style-name="P65"/>
      <text:p text:style-name="P65"/>
      <text:p text:style-name="P65"/>
      <text:p text:style-name="P65"/>
      <text:p text:style-name="P47">Or, you can think of them as <text:span text:style-name="T3">read</text:span> and <text:span text:style-name="T3">store</text:span> operations.</text:p>
      <text:p text:style-name="P47"/>
      <text:p text:style-name="P54"><text:tab/>temp = *x_pointer;</text:p>
      <text:p text:style-name="P48"/>
      <text:p text:style-name="P51">Means read or get what x<text:span text:style-name="T4">_pointer</text:span> points to, assign it to temp.</text:p>
      <text:p text:style-name="P50"/>
      <text:p text:style-name="P49"><text:tab/>*<text:span text:style-name="T4">x_pointer = *y_pointer;</text:span></text:p>
      <text:p text:style-name="P48"/>
      <text:p text:style-name="P51"><text:soft-page-break/>Means read what y<text:span text:style-name="T4">_pointer</text:span> points to, store it where x<text:span text:style-name="T4">_pointer</text:span> points to. <text:s/>And</text:p>
      <text:p text:style-name="P50"/>
      <text:p text:style-name="P49"><text:tab/>*<text:span text:style-name="T4">y_pointer = temp;</text:span></text:p>
      <text:p text:style-name="P48"/>
      <text:p text:style-name="P51">Store temp in what y<text:span text:style-name="T4">_pointer</text:span> points to.</text:p>
      <text:p text:style-name="P48"/>
      <text:p text:style-name="P48"/>
      <text:p text:style-name="P48"/>
      <text:p text:style-name="P48"/>
      <text:p text:style-name="P52">When we call this function, we give it the addresses of the variables to swap, like this :-</text:p>
      <text:p text:style-name="P52"/>
      <text:p text:style-name="P52"/>
      <text:p text:style-name="P52"><text:tab/>int a = 1;</text:p>
      <text:p text:style-name="P52"><text:tab/>int b = 50;</text:p>
      <text:p text:style-name="P52"/>
      <text:p text:style-name="P52"><text:tab/>swap (&amp;a, &amp;b);</text:p>
      <text:p text:style-name="P52"/>
      <text:p text:style-name="P52">The &amp; means “the address of”.</text:p>
      <text:p text:style-name="P52"/>
      <text:p text:style-name="P53"/>
      <text:p text:style-name="P56">What's the point of pointers?</text:p>
      <text:p text:style-name="P53"/>
      <text:p text:style-name="P53">Saves us copying data around from one place to another. <text:s/>You just pass a pointer to it, instead.</text:p>
      <text:p text:style-name="P53">Allows us to do lots that we can't do yet, and I don't just mean swapping variables.</text:p>
      <text:p text:style-name="P53">e.g allocate a chunk of memory</text:p>
      <text:p text:style-name="P53"/>
      <text:p text:style-name="P53">malloc() and free().</text:p>
      <text:p text:style-name="P53"/>
      <text:p text:style-name="P55">malloc() will reserve a block of memory, and it returns a pointer to its beginning.</text:p>
      <text:p text:style-name="P55"/>
      <text:p text:style-name="P57">Pointer arithmetic</text:p>
      <text:p text:style-name="P55"/>
      <text:p text:style-name="P55">We can use ++, --, + and -.</text:p>
      <text:p text:style-name="P55"/>
      <text:p text:style-name="P57">Arrays of pointers</text:p>
      <text:p text:style-name="P55"/>
      <text:p text:style-name="P57">Pointer to pointer</text:p>
      <text:p text:style-name="P55"/>
      <text:p text:style-name="P55"/>
      <text:p text:style-name="P57">Passing pointers to functions</text:p>
      <text:p text:style-name="P55"/>
      <text:p text:style-name="P57">Returning pointers from functions</text:p>
      <text:p text:style-name="P55"/>
      <text:p text:style-name="P55"/>
      <text:p text:style-name="P55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Courier 10 Pitch" svg:font-family="'Courier 10 Pitch'" style:font-family-generic="roman"/>
    <style:font-face style:name="Courier New1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fo:font-size="11pt" fo:language="en" fo:country="GB" style:letter-kerning="true" style:font-name-asian="Liberation Serif2" style:font-family-asian="'Liberation Serif'" style:font-family-generic-asian="system" style:font-size-asian="11pt" style:language-asian="en" style:country-asian="US" style:font-name-complex="Liberation Serif3" style:font-family-complex="'Liberation Serif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6-10-29T16:50:35.827272044</meta:creation-date>
    <dc:date>2016-11-20T21:52:14.382962216</dc:date>
    <dc:creator>Mark Woodrow</dc:creator>
    <meta:editing-duration>PT8H3M15S</meta:editing-duration>
    <meta:editing-cycles>46</meta:editing-cycles>
    <meta:generator>LibreOffice/4.2.8.2$Linux_x86 LibreOffice_project/420m0$Build-2</meta:generator>
    <meta:document-statistic meta:table-count="0" meta:image-count="1" meta:object-count="0" meta:page-count="18" meta:paragraph-count="399" meta:word-count="2374" meta:character-count="13461" meta:non-whitespace-character-count="10570"/>
  </office:meta>
</office:document-meta>
</file>